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Heading_20_1" style:master-page-name="Standard">
      <style:paragraph-properties fo:margin-top="0.1665in" fo:margin-bottom="0.0835in" loext:contextual-spacing="false" fo:line-height="100%" style:page-number="1"/>
    </style:style>
    <style:style style:name="P3" style:family="paragraph" style:parent-style-name="Heading_20_3" style:list-style-name="WWNum1"/>
    <style:style style:name="P4" style:family="paragraph" style:parent-style-name="Heading_20_3" style:list-style-name="WWNum1">
      <style:paragraph-properties fo:margin-left="0in" fo:margin-right="0in" fo:text-indent="0in" style:auto-text-indent="false"/>
    </style:style>
    <style:style style:name="T1" style:family="text">
      <style:text-properties fo:color="#000080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434343" fo:font-size="14pt" style:font-size-asian="14pt" style:font-size-complex="14pt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C SRAP meeting 51</text:p>
      <text:p text:style-name="Standard">Time: 2024-08-27, 15:00-16:00 UTC</text:p>
      <text:p text:style-name="Standard">Place: Zoom, <text:a xlink:type="simple" xlink:href="https://helsinki.zoom.us/j/62368569596?pwd=UGQxenZFbjZQUlluRzdQQUM1UFhaUT09" text:style-name="ListLabel_20_1" text:visited-style-name="ListLabel_20_1"><text:span text:style-name="T1">https://helsinki.zoom.us/j/62368569596?pwd=UGQxenZFbjZQUlluRzdQQUM1UFhaUT09</text:span></text:a> </text:p>
      <text:p text:style-name="Heading_20_2">Agenda</text:p>
      <text:list xml:id="list3369311329" text:style-name="WWNum1">
        <text:list-item>
          <text:p text:style-name="P4">Opening of the meeting</text:p>
        </text:list-item>
        <text:list-item>
          <text:p text:style-name="P4">Appointment of the minutes taker - Karen Coyle</text:p>
        </text:list-item>
        <text:list-item>
          <text:p text:style-name="P4">Approval of the agenda</text:p>
        </text:list-item>
        <text:list-item>
          <text:p text:style-name="P4">Minutes of previous meetings</text:p>
        </text:list-item>
      </text:list>
      <text:p text:style-name="Standard">Minutes of previous meetings are on GitHub:<text:line-break/><text:a xlink:type="simple" xlink:href="https://github.com/dcmi/dc-srap/tree/main/meetings" text:style-name="ListLabel_20_2" text:visited-style-name="ListLabel_20_2"><text:span text:style-name="T2">https://github.com/dcmi/dc-srap/tree/main/meetings</text:span></text:a> </text:p>
      <text:p text:style-name="Standard"/>
      <text:p text:style-name="Standard">Minutes of the previous meeting 50 added by Jan:<text:line-break/><text:a xlink:type="simple" xlink:href="https://github.com/dcmi/dc-srap/blob/main/meetings/2024-08-13.srap_meeting_50.docx" text:style-name="ListLabel_20_2" text:visited-style-name="ListLabel_20_2"><text:span text:style-name="T2">https://github.com/dcmi/dc-srap/blob/main/meetings/2024-08-13.srap_meeting_50.docx</text:span></text:a> </text:p>
      <text:list xml:id="list84853198620299" text:continue-numbering="true" text:style-name="WWNum1">
        <text:list-item>
          <text:p text:style-name="P3"><text:bookmark text:name="_au0rhata78b"/>SRAP/Rioxx mapping: Grant shape</text:p>
        </text:list-item>
      </text:list>
      <text:p text:style-name="Standard">Mapping between SRAP and Rioxx started by Karen (see SRAP meeting 49 minutes).</text:p>
      <text:p text:style-name="Standard"/>
      <text:p text:style-name="Standard">GitHub issue: <text:a xlink:type="simple" xlink:href="https://github.com/dcmi/dc-srap/issues/56" text:style-name="ListLabel_20_2" text:visited-style-name="ListLabel_20_2"><text:span text:style-name="T2">https://github.com/dcmi/dc-srap/issues/56</text:span></text:a></text:p>
      <text:p text:style-name="Standard"/>
      <text:p text:style-name="Standard">Karen has proposed an addition to the TAP based on discussion in the previous meeting: Grant shape with grant name and identifier.</text:p>
      <text:p text:style-name="Standard"/>
      <text:p text:style-name="Standard"><text:span text:style-name="T4">Change foaf:name to dct:title or schema:name</text:span></text:p>
      <text:p text:style-name="Standard"><text:span text:style-name="T4">add description</text:span></text:p>
      <text:p text:style-name="Standard"><text:span text:style-name="T4">change name to schema:funder</text:span></text:p>
      <text:p text:style-name="Standard"><text:span text:style-name="T4">make class schema:Grant</text:span></text:p>
      <text:p text:style-name="Standard"><text:span text:style-name="T4">leave identifier</text:span></text:p>
      <text:p text:style-name="P1"/>
      <text:p text:style-name="Standard"><text:span text:style-name="T4">Jan: DataCite uses "funding reference"</text:span></text:p>
      <text:p text:style-name="P1"><text:soft-page-break/></text:p>
      <text:p text:style-name="Standard"><text:span text:style-name="T4">grant or funder?</text:span></text:p>
      <text:p text:style-name="Standard"><text:span text:style-name="T4">schema:Grant class</text:span></text:p>
      <text:p text:style-name="Standard"><text:span text:style-name="T4">schema:funding property</text:span></text:p>
      <text:p text:style-name="Standard"><text:span text:style-name="T4">schema:funder</text:span></text:p>
      <text:p text:style-name="P1"/>
      <text:p text:style-name="Standard"><text:span text:style-name="T4">make funding either string or Organization (bibo:Organization)</text:span></text:p>
      <text:p text:style-name="Standard"><text:span text:style-name="T4">shape is Grant schema:Grant</text:span></text:p>
      <text:p text:style-name="Standard"><text:span text:style-name="T4">property schema:funding</text:span></text:p>
      <text:p text:style-name="Standard"/>
      <text:list xml:id="list84854493407866" text:continue-numbering="true" text:style-name="WWNum1">
        <text:list-item>
          <text:p text:style-name="P3"><text:bookmark text:name="_lrddxdryyx3o"/>SRAP/Rioxx mapping: Project identifier</text:p>
        </text:list-item>
      </text:list>
      <text:p text:style-name="Standard">GitHub issue: <text:a xlink:type="simple" xlink:href="https://github.com/dcmi/dc-srap/issues/57" text:style-name="ListLabel_20_2" text:visited-style-name="ListLabel_20_2"><text:span text:style-name="T2">https://github.com/dcmi/dc-srap/issues/57</text:span></text:a> </text:p>
      <text:p text:style-name="Standard"/>
      <text:p text:style-name="Standard">Karen has opened an issue about adding a project identifier property, similar to rioxxterms:project.</text:p>
      <text:p text:style-name="Standard"/>
      <text:p text:style-name="Standard"><text:span text:style-name="T4">Is becoming more common</text:span></text:p>
      <text:p text:style-name="Standard"><text:span text:style-name="T4">RAID is a registry</text:span></text:p>
      <text:p text:style-name="Standard"><text:span text:style-name="T4">find a property</text:span></text:p>
      <text:p text:style-name="Standard"><text:span text:style-name="T4">add with RAID as note</text:span></text:p>
      <text:p text:style-name="Standard"><text:span text:style-name="T4">do as srap:project for now</text:span></text:p>
      <text:p text:style-name="Standard"><text:span text:style-name="T4">"Identifier for the Project"</text:span></text:p>
      <text:p text:style-name="P1"/>
      <text:list xml:id="list84853977431558" text:continue-numbering="true" text:style-name="WWNum1">
        <text:list-item>
          <text:p text:style-name="P3"><text:bookmark text:name="_t18p85nal28c"/>Removing relatedCode and relatedDataset</text:p>
        </text:list-item>
      </text:list>
      <text:p text:style-name="Standard">GitHub issue: <text:a xlink:type="simple" xlink:href="https://github.com/dcmi/dc-srap/issues/58" text:style-name="ListLabel_20_2" text:visited-style-name="ListLabel_20_2"><text:span text:style-name="T2">https://github.com/dcmi/dc-srap/issues/58</text:span></text:a> </text:p>
      <text:p text:style-name="Standard"/>
      <text:p text:style-name="Standard">Based on discussion in the previous meeting, we are considering replacing relatedCode and relatedDataset by instead using plain dc:relation that points to a shape with an identifier and type.</text:p>
      <text:p text:style-name="Standard"><text:soft-page-break/></text:p>
      <text:p text:style-name="Standard">Postponed</text:p>
      <text:list xml:id="list84852896764703" text:continue-numbering="true" text:style-name="WWNum1">
        <text:list-item>
          <text:p text:style-name="P3"><text:bookmark text:name="_pae8cibhygni"/>Rioxx examples in SRAP</text:p>
        </text:list-item>
      </text:list>
      <text:p text:style-name="Standard">Rioxx 3.0 includes four example records: <text:a xlink:type="simple" xlink:href="https://rioxx.net/profiles/v3-0-final/#example-records" text:style-name="ListLabel_20_2" text:visited-style-name="ListLabel_20_2"><text:span text:style-name="T2">https://rioxx.net/profiles/v3-0-final/#example-records</text:span></text:a> </text:p>
      <text:p text:style-name="Standard"/>
      <text:p text:style-name="Standard">Should we try to represent these using SRAP?</text:p>
      <text:p text:style-name="Standard"/>
      <text:p text:style-name="Standard">Karen will try to do Rioxx examples 1 and 2, Osma will do 3 and 4</text:p>
      <text:list xml:id="list84852903242506" text:continue-numbering="true" text:style-name="WWNum1">
        <text:list-item>
          <text:p text:style-name="P3"><text:bookmark text:name="_hlm8kmaq670h"/>Journal Article Versions</text:p>
        </text:list-item>
      </text:list>
      <text:p text:style-name="Standard">NISO Journal Article Versions new draft can be found on<text:a xlink:type="simple" xlink:href="https://www.niso.org/standards-committees/jav-revision" text:style-name="ListLabel_20_3" text:visited-style-name="ListLabel_20_3"> </text:a><text:a xlink:type="simple" xlink:href="https://www.niso.org/standards-committees/jav-revision" text:style-name="ListLabel_20_2" text:visited-style-name="ListLabel_20_2"><text:span text:style-name="T2">https://www.niso.org/standards-committees/jav-revision</text:span></text:a></text:p>
      <text:p text:style-name="Standard"/>
      <text:p text:style-name="Standard">At SRAP meeting 49, Alasdair took the task to discuss metadata and publication life cycle with Edinburgh University Open Access colleagues.</text:p>
      <text:list xml:id="list84852788175171" text:continue-numbering="true" text:style-name="WWNum1">
        <text:list-item>
          <text:p text:style-name="P3"><text:bookmark text:name="_w16gsdm3n6ow"/>Flat model / dot syntax for SRAP</text:p>
        </text:list-item>
      </text:list>
      <text:p text:style-name="Standard">GitHub issue: <text:a xlink:type="simple" xlink:href="https://github.com/dcmi/dc-srap/issues/53" text:style-name="ListLabel_20_2" text:visited-style-name="ListLabel_20_2"><text:span text:style-name="T2">https://github.com/dcmi/dc-srap/issues/53</text:span></text:a> </text:p>
      <text:p text:style-name="Standard"/>
      <text:p text:style-name="Standard">See also the discussion at SRAP meeting 48.</text:p>
      <text:list xml:id="list84853331974229" text:continue-numbering="true" text:style-name="WWNum1">
        <text:list-item>
          <text:p text:style-name="P3"><text:bookmark text:name="_6ecrhkty9n0"/>Classes to be proposed to DCTerms</text:p>
        </text:list-item>
      </text:list>
      <text:p text:style-name="Standard">GitHub issue: <text:a xlink:type="simple" xlink:href="https://github.com/dcmi/dc-srap/issues/54" text:style-name="ListLabel_20_2" text:visited-style-name="ListLabel_20_2"><text:span text:style-name="T2">https://github.com/dcmi/dc-srap/issues/54</text:span></text:a> </text:p>
      <text:p text:style-name="Standard"/>
      <text:p text:style-name="Standard">Based on discussions at SRAP meeting 48, Karen created this issue about suggesting new classes for DCTerms.</text:p>
      <text:list xml:id="list84853649417526" text:continue-numbering="true" text:style-name="WWNum1">
        <text:list-item>
          <text:p text:style-name="P3"><text:bookmark text:name="_o5vvg0u8cze"/>Any other business </text:p>
        </text:list-item>
        <text:list-item>
          <text:p text:style-name="P3"><text:bookmark text:name="_pkssb042cgpb"/>Closure of the mee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ListLabel_20_3" style:display-name="ListLabel 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352" meta:character-count="2649" meta:non-whitespace-character-count="2356"/>
    <meta:generator>LibreOfficeDev/6.0.5.2$Linux_X86_64 LibreOffice_project/</meta:generator>
  </office:meta>
</office:document-meta>
</file>